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11e4d" officeooo:paragraph-rsid="00111e4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1e4d" officeooo:paragraph-rsid="00111e4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1e4d" officeooo:paragraph-rsid="00111e4d" style:font-weight-asian="normal" style:font-weight-complex="normal"/>
    </style:style>
    <style:style style:name="P4" style:family="paragraph" style:parent-style-name="Standard" style:list-style-name="L1">
      <style:text-properties officeooo:rsid="00112d8b" officeooo:paragraph-rsid="00112d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Функциональная модель минимальной <text:s/>АИС «Холодильник»</text:p>
      <text:p text:style-name="P3"/>
      <text:list xml:id="list9065507799796507294" text:style-name="L1">
        <text:list-item>
          <text:p text:style-name="P1">Возможность добавить продукт в холодильник</text:p>
        </text:list-item>
        <text:list-item>
          <text:p text:style-name="P1">Вывести список продуктов в холодильнике</text:p>
        </text:list-item>
        <text:list-item>
          <text:p text:style-name="P1">Проверить наличие конкретного продукта в холодильнике</text:p>
        </text:list-item>
        <text:list-item>
          <text:p text:style-name="P1">Один пользователь может подключаться к нескольким холодильникам</text:p>
        </text:list-item>
        <text:list-item>
          <text:p text:style-name="P1">К одному холодильнику могут иметь доступ много пользователей</text:p>
        </text:list-item>
        <text:list-item>
          <text:p text:style-name="P4">Возможность убрать продукт из холодильника (уменьшить его количество)</text:p>
        </text:list-item>
        <text:list-item>
          <text:p text:style-name="P4">Оповещение о завершающихся и завершившихся сроках годности продуктов в холодильнике</text:p>
        </text:list-item>
        <text:list-item>
          <text:p text:style-name="P4">Доступ к системе АИС для пользователей через смартфон на Android</text:p>
        </text:list-item>
        <text:list-item>
          <text:p text:style-name="P4">Возможность для пользователя создать новый холодильник</text:p>
        </text:list-item>
        <text:list-item>
          <text:p text:style-name="P4">Возможность для пользователя подсоединиться к существующему холодильнику по номеру</text:p>
        </text:list-item>
        <text:list-item>
          <text:p text:style-name="P4">Формирование отчета о продуктах на сервере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3:43:13.572210128</meta:creation-date>
    <dc:date>2019-09-11T23:56:23.923066672</dc:date>
    <meta:editing-duration>PT13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96" meta:character-count="727" meta:non-whitespace-character-count="653"/>
  </office:meta>
</office:document-meta>
</file>